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paragraph-rsid="0039bf6f"/>
    </style:style>
    <style:style style:name="P2" style:family="paragraph" style:parent-style-name="_5f_text">
      <style:text-properties fo:language="ru" fo:country="RU" officeooo:rsid="003b2340" officeooo:paragraph-rsid="003b2340"/>
    </style:style>
    <style:style style:name="P3" style:family="paragraph" style:parent-style-name="_5f_text">
      <style:text-properties style:font-name="Calibri Light1" fo:font-size="10pt" fo:language="ru" fo:country="RU" fo:font-weight="250" officeooo:rsid="003b2340" officeooo:paragraph-rsid="003b2340"/>
    </style:style>
    <style:style style:name="P4" style:family="paragraph" style:parent-style-name="_5f_text" style:master-page-name="Standard">
      <style:paragraph-properties style:page-number="auto"/>
      <style:text-properties fo:language="en" fo:country="US" officeooo:rsid="0039bf6f" officeooo:paragraph-rsid="0039bf6f"/>
    </style:style>
    <style:style style:name="P5" style:family="paragraph" style:parent-style-name="_5f_text">
      <style:text-properties fo:language="en" fo:country="US" officeooo:rsid="003b2340" officeooo:paragraph-rsid="003b2340"/>
    </style:style>
    <style:style style:name="P6" style:family="paragraph" style:parent-style-name="_5f_text">
      <style:text-properties fo:language="ru" fo:country="RU" officeooo:rsid="003f5b38" officeooo:paragraph-rsid="003f5b38"/>
    </style:style>
    <style:style style:name="P7" style:family="paragraph" style:parent-style-name="_5f_text">
      <style:text-properties officeooo:paragraph-rsid="003fd44a"/>
    </style:style>
    <style:style style:name="T1" style:family="text">
      <style:text-properties fo:language="en" fo:country="US"/>
    </style:style>
    <style:style style:name="T2" style:family="text">
      <style:text-properties fo:language="en" fo:country="US" officeooo:rsid="0039bf6f"/>
    </style:style>
    <style:style style:name="T3" style:family="text">
      <style:text-properties style:font-name="Calibri Light1" fo:font-size="10pt" fo:language="en" fo:country="US" fo:font-weight="250" officeooo:rsid="0039bf6f"/>
    </style:style>
    <style:style style:name="T4" style:family="text">
      <style:text-properties style:font-name="Calibri Light1" fo:font-size="10pt" fo:language="ru" fo:country="RU" fo:font-weight="250" officeooo:rsid="003fd44a"/>
    </style:style>
    <style:style style:name="T5" style:family="text">
      <style:text-properties fo:language="ru" fo:country="RU"/>
    </style:style>
    <style:style style:name="T6" style:family="text">
      <style:text-properties officeooo:rsid="003fd4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ttps://www.digitalocean.com/community/tutorials/how-to-install-and-secure-redis-on-ubuntu-20-04-ru</text:p>
      <text:p text:style-name="P6">Сервер</text:p>
      <text:p text:style-name="P1"><text:span text:style-name="T2">Библиотека </text:span><text:span text:style-name="T3">redis connect-redis</text:span></text:p>
      <text:p text:style-name="_5f_heading_5f_bottom">Что известно</text:p>
      <text:p text:style-name="P7"><text:span text:style-name="T4">Хранит базу в /var/lib/redis/dump.rdb. После перезагрузки не забывает данные.</text:span></text:p>
      <text:p text:style-name="P5"/>
      <text:p text:style-name="_5f_heading_5f_bottom">Что непонятно</text:p>
      <text:p text:style-name="P3">Как чистить память при переполнеии</text:p>
      <text:p text:style-name="_5f_heading_5f_bottom">Что сделать</text:p>
      <text:p text:style-name="P2">читаем мануал.</text:p>
      <text:p text:style-name="_5f_heading_5f_middle_5f_1">Установка и настройка Redis</text:p>
      <text:p text:style-name="_5f_text">Мы будем использовать диспетчер пакетов APT для установки redis из официальных репозиториев Ubuntu. На момент написания этой статьи в репозиториях по умолчанию доступна версия 5.0.7.</text:p>
      <text:p text:style-name="_5f_text">Начните с обновления кэша локальных пакетов apt:</text:p>
      <text:p text:style-name="_5f_code">sudo apt update</text:p>
      <text:p text:style-name="_5f_text">Затем установите Redis. Для этого введите следующее:</text:p>
      <text:p text:style-name="_5f_code">sudo apt install redis-server</text:p>
      <text:p text:style-name="_5f_text">После этого будет выполнена загрузка и установка Redis и ее зависимостей. После этого в файл конфигурации Redis, созданный автоматически при установке, необходимо внести одно важное изменение.</text:p>
      <text:p text:style-name="_5f_text">Откройте этот файл в предпочитаемом текстовом редакторе:</text:p>
      <text:p text:style-name="_5f_code">sudo nano /etc/redis/redis.conf</text:p>
      <text:p text:style-name="_5f_text">Внутри файла найдите директиву supervised. Эта директива позволяет объявить систему инициализации для управления Redis как службой, предоставляя вам более широкий контроль за ее работой. Для директивы supervised по умолчанию установлено значение no. Поскольку вы запускаете Ubuntu, которая использует систему инициализации systemd, измените значение на systemd:</text:p>
      <text:p text:style-name="_5f_text">. . .</text:p>
      <text:p text:style-name="_5f_text">Это единственное изменение, которое вам нужно внести в файл конфигурации Redis на данный момент,поэтому сохраните и закройте его после завершения редактирования. Если вы использовали nano для редактирования файла, нажмите CTRL + X, Y, а затем ENTER.</text:p>
      <text:p text:style-name="_5f_text"/>
      <text:p text:style-name="_5f_text">Перезапустите службу Redis, чтобы изменения в файле конфигурации вступили в силу:</text:p>
      <text:p text:style-name="_5f_text"/>
      <text:p text:style-name="_5f_code">sudo systemctl restart redis.service</text:p>
      <text:p text:style-name="_5f_text">После этого установка и настройка Redis будет закончена, и вы можете запускать его на вашем компьютере. Перед началом использования Redis рекомендуется сначала проверить корректность работы системы.</text:p>
      <text:p text:style-name="_5f_text"/>
      <text:p text:style-name="_5f_heading_5f_middle_5f_2">Тестирование Redis</text:p>
      <text:p text:style-name="_5f_text">Как и с любым вновь устанавливаемым программным обеспечением, лучше убедиться, что Redis работает ожидаемым образом перед внесением дальнейших изменений в конфигурацию. Мы пройдемся по целому ряду способов, которые позволяют убедиться, что Redis работает правильно.</text:p>
      <text:p text:style-name="_5f_text"/>
      <text:p text:style-name="_5f_text">Сначала проверьте, что служба Redis запущена:</text:p>
      <text:p text:style-name="_5f_text"/>
      <text:p text:style-name="_5f_text">sudo systemctl status redis</text:p>
      <text:p text:style-name="_5f_text">Если она запускается без ошибок, при вводе данной команды вы должны получить примерно следующий результат:</text:p>
      <text:p text:style-name="_5f_text"/>
      <text:p text:style-name="_5f_text">Output</text:p>
      <text:p text:style-name="_5f_text">● redis-server.service - Advanced key-value store</text:p>
      <text:p text:style-name="_5f_text"><text:s text:c="5"/>Loaded: loaded (/lib/systemd/system/redis-server.service; enabled; vendor preset: enabled)</text:p>
      <text:p text:style-name="_5f_text"><text:s text:c="5"/>Active: active (running) since Thu 2020-04-30 23:26:54 UTC; 4s ago</text:p>
      <text:p text:style-name="_5f_text"><text:s text:c="7"/>Docs: http://redis.io/documentation,</text:p>
      <text:p text:style-name="_5f_text"><text:s text:c="13"/>man:redis-server(1)</text:p>
      <text:p text:style-name="_5f_text"><text:soft-page-break/><text:s text:c="4"/>Process: 36552 ExecStart=/usr/bin/redis-server /etc/redis/redis.conf (code=exited, status=0/SUCCESS)</text:p>
      <text:p text:style-name="_5f_text"><text:s text:c="3"/>Main PID: 36561 (redis-server)</text:p>
      <text:p text:style-name="_5f_text"><text:s text:c="6"/>Tasks: 4 (limit: 2345)</text:p>
      <text:p text:style-name="_5f_text"><text:s text:c="5"/>Memory: 1.8M</text:p>
      <text:p text:style-name="_5f_text"><text:s text:c="5"/>CGroup: /system.slice/redis-server.service</text:p>
      <text:p text:style-name="_5f_text"><text:s text:c="13"/>└─36561 /usr/bin/redis-server 127.0.0.1:6379</text:p>
      <text:p text:style-name="_5f_text">. . .</text:p>
      <text:p text:style-name="_5f_text">Здесь вы можете видеть, что служба Redis запущена и уже активирована, т.е. для нее настроен запуск при загрузке сервера.</text:p>
      <text:p text:style-name="_5f_text"/>
      <text:p text:style-name="_5f_text">Примечание: данную опцию рекомендуется использовать во многих стандартных случаях использования Redis. Однако если вы предпочитаете запускать Redis каждый раз вручную при загрузке сервера, воспользуйтесь следующей командой:</text:p>
      <text:p text:style-name="_5f_text"/>
      <text:p text:style-name="_5f_text">sudo systemctl disable redis</text:p>
      <text:p text:style-name="_5f_text">Чтобы убедиться, что Redis работает правильно, подключитесь к серверу с помощью клиента командной строки Redis redis-cli:</text:p>
      <text:p text:style-name="_5f_text"/>
      <text:p text:style-name="_5f_text">redis-cli</text:p>
      <text:p text:style-name="_5f_text">В появившемся диалоговом окне протестируйте подключение с помощью команды ping:</text:p>
      <text:p text:style-name="_5f_text"/>
      <text:p text:style-name="_5f_text">ping</text:p>
      <text:p text:style-name="_5f_text">Output</text:p>
      <text:p text:style-name="_5f_text">PONG</text:p>
      <text:p text:style-name="_5f_text">Данный вывод подтверждает, что подключение сервера активно. Затем проверьте, что вы можете задать ключи:</text:p>
      <text:p text:style-name="_5f_text"/>
      <text:p text:style-name="_5f_text">set test "It's working!"</text:p>
      <text:p text:style-name="_5f_text">Output</text:p>
      <text:p text:style-name="_5f_text">OK</text:p>
      <text:p text:style-name="_5f_text">Запросите значение с помощью следующей команды:</text:p>
      <text:p text:style-name="_5f_text"/>
      <text:p text:style-name="_5f_text">get test</text:p>
      <text:p text:style-name="_5f_text">Если все работает корректно, вы получите сохраненное значение:</text:p>
      <text:p text:style-name="_5f_text"/>
      <text:p text:style-name="_5f_text">Output</text:p>
      <text:p text:style-name="_5f_text">"It's working!"</text:p>
      <text:p text:style-name="_5f_text">Убедившись, что вы можете получить значение, закройте диалоговое окно Redis и вернитесь в командную строку:</text:p>
      <text:p text:style-name="_5f_text"/>
      <text:p text:style-name="_5f_text">exit</text:p>
      <text:p text:style-name="_5f_text">В качестве последнего теста мы проверим, может ли Redis сохранять данные даже после остановки или перезапуска. Для этого необходимо перезапустить Redis:</text:p>
      <text:p text:style-name="_5f_text"/>
      <text:p text:style-name="_5f_text">sudo systemctl restart redis</text:p>
      <text:p text:style-name="_5f_text">Затем снова выполните подключение с помощью клиента командной строки:</text:p>
      <text:p text:style-name="_5f_text"/>
      <text:p text:style-name="_5f_text">redis-cli</text:p>
      <text:p text:style-name="_5f_text">И убедитесь, что ваше тестовое значение все еще доступно.</text:p>
      <text:p text:style-name="_5f_text"/>
      <text:p text:style-name="_5f_text">get test</text:p>
      <text:p text:style-name="_5f_text">Значение вашего ключа должно оставаться доступным:</text:p>
      <text:p text:style-name="_5f_text"/>
      <text:p text:style-name="_5f_text">Output</text:p>
      <text:p text:style-name="_5f_text">"It's working!"</text:p>
      <text:p text:style-name="_5f_text">Выйдите в командную строку после завершения:</text:p>
      <text:p text:style-name="_5f_text"/>
      <text:p text:style-name="_5f_text">exit</text:p>
      <text:p text:style-name="_5f_text">После этого установку Redis можно считать выполненной и готовой к работе. Однако некоторые настройки по умолчанию являются небезопасными и предоставляют злоумышленникам возможность атаковать ваш сервер и получить доступ к данным.Остальные шаги в этом руководстве описывают методы для устранения этих факторов уязвимости, как указано на официальном веб-сайте Redis. Хотя эти шаги не являются обязательными, и Redis будет функционировать, если вы решите не выполнять эти действия, но мы настоятельно рекомендуем вам выполнить описанные ниже шаги, чтобы повысить безопасность вашей системы.</text:p>
      <text:p text:style-name="_5f_text"/>
      <text:p text:style-name="_5f_text">Шаг 3 — Привязка к localhost</text:p>
      <text:p text:style-name="_5f_text">По умолчанию доступ к Redis осуществляется только из localhost. Если вы установили и настроили Redis с помощью другого <text:soft-page-break/>руководства, вы могли обновить файл конфигурации, чтобы разрешить подключение из любого места. Подобный подход менее безопасен, чем привязка к localhost.</text:p>
      <text:p text:style-name="_5f_text"/>
      <text:p text:style-name="_5f_text">Чтобы исправить это, откройте файл конфигурации Redis для редактирования:</text:p>
      <text:p text:style-name="_5f_text"/>
      <text:p text:style-name="_5f_text">sudo nano /etc/redis/redis.conf</text:p>
      <text:p text:style-name="_5f_text">Найдите эту строку и убедитесь, что она незакомментирована (удалите символ #, если он существует):</text:p>
      <text:p text:style-name="_5f_text"/>
      <text:p text:style-name="_5f_text">/etc/redis/redis.conf</text:p>
      <text:p text:style-name="_5f_text">bind 127.0.0.1 ::1</text:p>
      <text:p text:style-name="_5f_text">Сохраните и закройте файл после завершения (нажмите CTRL + X, Y, затем ENTER).</text:p>
      <text:p text:style-name="_5f_text"/>
      <text:p text:style-name="_5f_text">Затем перезапустите службу, чтобы systemd распознала изменения:</text:p>
      <text:p text:style-name="_5f_text"/>
      <text:p text:style-name="_5f_text">sudo systemctl restart redis</text:p>
      <text:p text:style-name="_5f_text">Чтобы убедиться, что изменение вступило в силу, запустите следующую команду netstat:</text:p>
      <text:p text:style-name="_5f_text"/>
      <text:p text:style-name="_5f_text">sudo netstat -lnp | grep redis</text:p>
      <text:p text:style-name="_5f_text">Output</text:p>
      <text:p text:style-name="_5f_text">tcp <text:s text:c="7"/>0 <text:s text:c="5"/>0 127.0.0.1:6379 <text:s text:c="9"/>0.0.0.0:* <text:s text:c="14"/>LISTEN <text:s text:c="5"/>14222/redis-server <text:s/></text:p>
      <text:p text:style-name="_5f_text">tcp6 <text:s text:c="6"/>0 <text:s text:c="5"/>0 ::1:6379 <text:s text:c="15"/>:::* <text:s text:c="19"/>LISTEN <text:s text:c="5"/>14222/redis-server <text:s/></text:p>
      <text:p text:style-name="_5f_text">Примечание: команда netstat может отсутствовать по умолчанию в вашей системе. В этом случае вы можете установить ее (а также многие другие удобные сетевые инструменты) с помощью следующей команды:</text:p>
      <text:p text:style-name="_5f_text"/>
      <text:p text:style-name="_5f_text">sudo apt install net-tools</text:p>
      <text:p text:style-name="_5f_text">Данный вывод указывает, что программа redis-server привязана к localhost (127.0.0.1), отражая изменения, которые вы только что внесли в файл конфигурации. Если вы увидите другой IP-адрес в этой колонке (например, 0.0.0.0), вам нужно еще раз проверить, что вы не закомментировали нужную строку и перезапустить службу Redis.</text:p>
      <text:p text:style-name="_5f_text"/>
      <text:p text:style-name="_5f_text">Теперь, когда Redis использует только localhost, злоумышленникам будет труднее выполнять запросы или получить доступ к вашему серверу. Однако для Redis в настоящее время не настроено требование аутентификации пользователей перед внесением изменений в конфигурацию или данные, которые она хранит. Чтобы исправить это, Redis позволяет настроить требование аутентификации с помощью пароля перед внесением изменений через клиент Redis (redis-cli).</text:p>
      <text:p text:style-name="_5f_text"/>
      <text:p text:style-name="_5f_text">Шаг 4 — Настройка пароля Redis</text:p>
      <text:p text:style-name="_5f_text">Настройка пароля Redis позволяет использовать одну из двух встроенных функций безопасности — команду auth, которая требует аутентификации клиентов для доступа к базе данных. Пароль настраивается непосредственно в файле конфигурации Redis, /etc/redis/redis.conf, поэтому вам нужно снова открыть этот файл в предпочитаемом редакторе:</text:p>
      <text:p text:style-name="_5f_text"/>
      <text:p text:style-name="_5f_text">sudo nano /etc/redis/redis.conf</text:p>
      <text:p text:style-name="_5f_text">Прокрутите содержимое файла до раздела SECURITY и найдите следующую закомментированную директиву:</text:p>
      <text:p text:style-name="_5f_text"/>
      <text:p text:style-name="_5f_text">/etc/redis/redis.conf</text:p>
      <text:p text:style-name="_5f_text">. . .</text:p>
      <text:p text:style-name="_5f_text"># requirepass foobared</text:p>
      <text:p text:style-name="_5f_text">. . .</text:p>
      <text:p text:style-name="_5f_text">Разкомментируйте ее, удалив символ # и измените foobared на безопасный пароль.</text:p>
      <text:p text:style-name="_5f_text"/>
      <text:p text:style-name="_5f_text">Примечание: над директивой requirepass в файле redis.conf располагается закомментированное предупреждение:</text:p>
      <text:p text:style-name="_5f_text"/>
      <text:p text:style-name="_5f_text">/etc/redis/redis.conf</text:p>
      <text:p text:style-name="_5f_text">. . .</text:p>
      <text:p text:style-name="_5f_text"># Warning: since Redis is pretty fast an outside user can try up to</text:p>
      <text:p text:style-name="_5f_text"># 150k passwords per second against a good box. This means that you should</text:p>
      <text:p text:style-name="_5f_text"># use a very strong password otherwise it will be very easy to break.</text:p>
      <text:p text:style-name="_5f_text">#</text:p>
      <text:p text:style-name="_5f_text">. . .</text:p>
      <text:p text:style-name="_5f_text">Таким образом, очень важно, чтобы вы указали очень надежный и очень длинный пароль. Вместо того чтобы придумать пароль самостоятельно, вы можете использовать команду openssl для генерации случайного пароля, как в следующем примере. Использовав вывод первой команды во второй команде openssl, как показано здесь, вы сможете удалить любые переносы строк, созданные при выполнении первой команды:</text:p>
      <text:p text:style-name="_5f_text"/>
      <text:p text:style-name="_5f_text">openssl rand 60 | openssl base64 -A</text:p>
      <text:p text:style-name="_5f_text">Вывод должен выглядеть следующим образом:</text:p>
      <text:p text:style-name="_5f_text"><text:soft-page-break/></text:p>
      <text:p text:style-name="_5f_text">Output</text:p>
      <text:p text:style-name="_5f_text">RBOJ9cCNoGCKhlEBwQLHri1g+atWgn4Xn4HwNUbtzoVxAYxkiYBi7aufl4MILv1nxBqR4L6NNzI0X6cE</text:p>
      <text:p text:style-name="_5f_text">Скопируйте и вставьте вывод этой команды в качестве нового значения для requirepass. Оно должно выглядеть следующим образом:</text:p>
      <text:p text:style-name="_5f_text"/>
      <text:p text:style-name="_5f_text">/etc/redis/redis.conf</text:p>
      <text:p text:style-name="_5f_text">requirepass RBOJ9cCNoGCKhlEBwQLHri1g+atWgn4Xn4HwNUbtzoVxAYxkiYBi7aufl4MILv1nxBqR4L6NNzI0X6cE</text:p>
      <text:p text:style-name="_5f_text">После установки пароля сохраните и закройте файл, а потом перезапустите Redis:</text:p>
      <text:p text:style-name="_5f_text"/>
      <text:p text:style-name="_5f_text">sudo systemctl restart redis.service</text:p>
      <text:p text:style-name="_5f_text">Чтобы проверить, работает ли пароль, откройте клиент Redis:</text:p>
      <text:p text:style-name="_5f_text"/>
      <text:p text:style-name="_5f_text">redis-cli</text:p>
      <text:p text:style-name="_5f_text">Ниже показана последовательность команд, используемых для проверки работы пароля Redis. Первая команда пытается задать ключ для значения перед аутентификацией:</text:p>
      <text:p text:style-name="_5f_text"/>
      <text:p text:style-name="_5f_text">set key1 10</text:p>
      <text:p text:style-name="_5f_text">Это не сработает, потому что вы не выполнили аутентификацию, поэтому Redis возвращает ошибку:</text:p>
      <text:p text:style-name="_5f_text"/>
      <text:p text:style-name="_5f_text">Output</text:p>
      <text:p text:style-name="_5f_text">(error) NOAUTH Authentication required.</text:p>
      <text:p text:style-name="_5f_text">Следующая команда выполняет аутентификацию с паролем, указанным в файле конфигурации Redis:</text:p>
      <text:p text:style-name="_5f_text"/>
      <text:p text:style-name="_5f_text">auth your_redis_password</text:p>
      <text:p text:style-name="_5f_text">Redis принимает пароль:</text:p>
      <text:p text:style-name="_5f_text"/>
      <text:p text:style-name="_5f_text">Output</text:p>
      <text:p text:style-name="_5f_text">OK</text:p>
      <text:p text:style-name="_5f_text">После этого запуск предыдущей команды будет успешным:</text:p>
      <text:p text:style-name="_5f_text"/>
      <text:p text:style-name="_5f_text">set key1 10</text:p>
      <text:p text:style-name="_5f_text">Output</text:p>
      <text:p text:style-name="_5f_text">OK</text:p>
      <text:p text:style-name="_5f_text">get key1 запрашивает в Redis значение нового ключа.</text:p>
      <text:p text:style-name="_5f_text"/>
      <text:p text:style-name="_5f_text">get key1</text:p>
      <text:p text:style-name="_5f_text">Output</text:p>
      <text:p text:style-name="_5f_text">"10"</text:p>
      <text:p text:style-name="_5f_text">Подтвердив, что вы можете выполнять команды в клиенте Redis после аутентификации, вы можете закрыть redis-cli:</text:p>
      <text:p text:style-name="_5f_text"/>
      <text:p text:style-name="_5f_text">quit</text:p>
      <text:p text:style-name="_5f_text">Затем мы рассмотрим переименование команд Redis, которые при ошибочном вводе или вводе злоумышленником могут причинить серьезный ущерб вашему компьютеру.</text:p>
      <text:p text:style-name="_5f_text"/>
      <text:p text:style-name="_5f_text">Шаг 5 — Переименование опасных команд</text:p>
      <text:p text:style-name="_5f_text">Другой элемент безопасности, встроенные в Redis, подразумевает переименование или полное удаление определенных команд, которые считаются опасными.</text:p>
      <text:p text:style-name="_5f_text"/>
      <text:p text:style-name="_5f_text">При использовании неавторизованными пользователями, такие команды могут использоваться для изменения конфигурации, уничтожения или выведения из строя ваших данных. Как и в случае пароля для аутентификации, переименование или отключение команд выполняется в том же разделе SECURITY в файле /etc/redis/redis.conf.</text:p>
      <text:p text:style-name="_5f_text"/>
      <text:p text:style-name="_5f_text">Список команд, которые считаются опасными, включает: FLUSHDB, FLUSHALL, KEYS, PEXPIRE, DEL, CONFIG, SHUTDOWN, BGREWRITEAOF, BGSAVE, SAVE, SPOP, SREM, RENAME и DEBUG. Данный список не является всеобъемлющим, но переименование или удаление всех команд в этом списке служит хорошим отправным пунктом для повышения безопасности вашего сервера Redis.</text:p>
      <text:p text:style-name="_5f_text"/>
      <text:p text:style-name="_5f_text">Решение о том, нужно ли отключить или переименовать команду, зависит от ваших потребностей или потребностей вашего сайта. Если вы знаете, что вы не будете использовать команду, которая может быть использована злоумышленниками, тогда вы можете отключить ее. В другом случае мы рекомендуем вам переименовать ее.</text:p>
      <text:p text:style-name="_5f_text"/>
      <text:p text:style-name="_5f_text">Чтобы переименовать или отключить команды Redis, откройте файл конфигурации еще раз:</text:p>
      <text:p text:style-name="_5f_text"/>
      <text:p text:style-name="_5f_text"><text:soft-page-break/>sudo nano <text:s/>/etc/redis/redis.conf</text:p>
      <text:p text:style-name="_5f_text">Предупреждение. Седующие шаги с демонстрацией отключения или переименования команд являются примерами. Вы должны отключить или переименовать команды, имеющие смысл для вас. Вы можете просмотреть полный список команд самостоятельно и узнать, как они могут использоваться злоумышленниками, по адресу redis.io/commands.</text:p>
      <text:p text:style-name="_5f_text"/>
      <text:p text:style-name="_5f_text">Чтобы отключить команду, просто укажите пустую строку в качестве имени (обозначается парой кавычек без символов между ними), как показано ниже:</text:p>
      <text:p text:style-name="_5f_text"/>
      <text:p text:style-name="_5f_text">/etc/redis/redis.conf</text:p>
      <text:p text:style-name="_5f_text">. . .</text:p>
      <text:p text:style-name="_5f_text"># It is also possible to completely kill a command by renaming it into</text:p>
      <text:p text:style-name="_5f_text"># an empty string:</text:p>
      <text:p text:style-name="_5f_text">#</text:p>
      <text:p text:style-name="_5f_text">rename-command FLUSHDB ""</text:p>
      <text:p text:style-name="_5f_text">rename-command FLUSHALL ""</text:p>
      <text:p text:style-name="_5f_text">rename-command DEBUG ""</text:p>
      <text:p text:style-name="_5f_text">. . .</text:p>
      <text:p text:style-name="_5f_text">Чтобы переименовать команду, дайте ей другое имя, как показано в приведенных ниже примерах. Переименованные команды должно быть трудно подобрать, но легко запомнить:</text:p>
      <text:p text:style-name="_5f_text"/>
      <text:p text:style-name="_5f_text">/etc/redis/redis.conf</text:p>
      <text:p text:style-name="_5f_text">. . .</text:p>
      <text:p text:style-name="_5f_text"># rename-command CONFIG ""</text:p>
      <text:p text:style-name="_5f_text">rename-command SHUTDOWN SHUTDOWN_MENOT</text:p>
      <text:p text:style-name="_5f_text">rename-command CONFIG ASC12_CONFIG</text:p>
      <text:p text:style-name="_5f_text">. . .</text:p>
      <text:p text:style-name="_5f_text">Сохраните изменения и закройте файл.</text:p>
      <text:p text:style-name="_5f_text"/>
      <text:p text:style-name="_5f_text">После переименования команды примените изменения, перезапустив Redis:</text:p>
      <text:p text:style-name="_5f_text"/>
      <text:p text:style-name="_5f_text">sudo systemctl restart redis.service</text:p>
      <text:p text:style-name="_5f_text">Чтобы протестировать новую команду, откройте командную строку Redis:</text:p>
      <text:p text:style-name="_5f_text"/>
      <text:p text:style-name="_5f_text">redis-cli</text:p>
      <text:p text:style-name="_5f_text">Затем выполните аутентификацию:</text:p>
      <text:p text:style-name="_5f_text"/>
      <text:p text:style-name="_5f_text">auth your_redis_password</text:p>
      <text:p text:style-name="_5f_text">Output</text:p>
      <text:p text:style-name="_5f_text">OK</text:p>
      <text:p text:style-name="_5f_text">Предположим, вы переименовали команду CONFIG в ASC12_CONFIG, как показано в предыдущем примере. Сначала попробуйте воспользоваться первоначальной команду CONFIG. Команда не будет выполнена, потому что вы переименовали ее:</text:p>
      <text:p text:style-name="_5f_text"/>
      <text:p text:style-name="_5f_text">config get requirepass</text:p>
      <text:p text:style-name="_5f_text">Output</text:p>
      <text:p text:style-name="_5f_text">(error) ERR unknown command `config`, with args beginning with:</text:p>
      <text:p text:style-name="_5f_text">Вызов переименованной команды будет успешным. Регистр не имеет значения:</text:p>
      <text:p text:style-name="_5f_text"/>
      <text:p text:style-name="_5f_text">asc12_config get requirepass</text:p>
      <text:p text:style-name="_5f_text">Output</text:p>
      <text:p text:style-name="_5f_text">1) "requirepass"</text:p>
      <text:p text:style-name="_5f_text">2) "your_redis_password"</text:p>
      <text:p text:style-name="_5f_text">После этого вы можете закрыть redis-cli:</text:p>
      <text:p text:style-name="_5f_text"/>
      <text:p text:style-name="_5f_text">exit</text:p>
      <text:p text:style-name="_5f_text">Обратите внимание, что если вы уже используете командную строку Redis, а затем перезапустите Redis, вам нужно будет повторно выполнить аутентификацию. Иначе вы получите следующую ошибку при вводе команды:</text:p>
      <text:p text:style-name="_5f_text"/>
      <text:p text:style-name="_5f_text">Output</text:p>
      <text:p text:style-name="_5f_text">NOAUTH Authentication required.</text:p>
      <text:p text:style-name="_5f_text">В отношении практики переименования команд в конце раздела SECURITY файла /etc/redis/redis.conf есть следующее предостережение:</text:p>
      <text:p text:style-name="_5f_text"/>
      <text:p text:style-name="_5f_text">/etc/redis/redis.conf</text:p>
      <text:p text:style-name="_5f_text"><text:soft-page-break/>. . .</text:p>
      <text:p text:style-name="_5f_text"># Please note that changing the name of commands that are logged into the</text:p>
      <text:p text:style-name="_5f_text"># AOF file or transmitted to replicas may cause problems.</text:p>
      <text:p text:style-name="_5f_text">. . .</text:p>
      <text:p text:style-name="_5f_text">Примечание: проект Redis предпочитает использовать термины «master» и «slave», в то время как DigitalOcean предпочитает использовать варианты «primary» и «secondary». Чтобы не допустить путаницы, мы решили использовать здесь термины, используемые в документации Redis.</text:p>
      <text:p text:style-name="_5f_text"/>
      <text:p text:style-name="_5f_text">Это значит, что, если переименованная команда не содержится в файле AOF, либо содержится, но AOF файл не передается «slave» компонентам, не будет никаких проблем.</text:p>
      <text:p text:style-name="_5f_text"/>
      <text:p text:style-name="_5f_text">Учитывайте этот момент, когда будете переименовать команды. Лучшее всего переименовать команду, пока вы не используете AOF сохранение или сразу после установки, т.е. до развертывания использующего Redis приложения.</text:p>
      <text:p text:style-name="_5f_text"/>
      <text:p text:style-name="_5f_text">Если вы используете AOF и работаете с конфигурацией master-slave, изучите этот ответ на странице проблем проекта на GitHub. Ниже приводится ответ на вопрос автора:</text:p>
      <text:p text:style-name="_5f_text"/>
      <text:p text:style-name="_5f_text">Команды сохраняются в AOF и воспроизводятся в «slave» компоненте в таком же виде, как были отправлены, поэтому если вы попытаетесь использовать AOF для экземпляра, где не было выполнено переименование, могут возникнуть противоречия, так как команда не может быть выполнена (то же самое характерно для «slave» компонентов).</text:p>
      <text:p text:style-name="_5f_text"/>
      <text:p text:style-name="_5f_text">Таким образом, при переименовании необходимо убедиться, что переименованные команды применяются во всех экземплярах на установках типа «master-slave».</text:p>
      <text:p text:style-name="_5f_text"/>
      <text:p text:style-name="_5f_text">Заключение</text:p>
      <text:p text:style-name="_5f_text">С помощью этого руководства вы установили и настроили Redis, подтвердили, что установка Redis работает правильно, и воспользовались встроенными функциями безопасности, чтобы сделать Redis менее уязвимой для атак злоумышленников.</text:p>
      <text:p text:style-name="_5f_text"/>
      <text:p text:style-name="_5f_text">Обратите внимание, что после входа на ваш сервер очень легко будет обойти защитные функции Redis, которые мы настроили. Поэтому наиболее важным элементом безопасности на вашем сервере Redis является ваш брандмауэр (который вы должны были настроить на этапе первоначальной настройки сервера), поскольку злоумышленникам очень трудно преодолеть эту преграду.</text:p>
      <text:p text:style-name="_5f_text"/>
      <text:p text:style-name="_5f_heading_5f_middle_5f_2">Redis <text:span text:style-name="T5">для </text:span>rxpress</text:p>
      <text:p text:style-name="_5f_code">npm install redis connect-redis express-session</text:p>
      <text:p text:style-name="_5f_heading_5f_middle_5f_2">API</text:p>
      <text:p text:style-name="_5f_code">const redis = require('redis')</text:p>
      <text:p text:style-name="_5f_code">const session = require('express-session')</text:p>
      <text:p text:style-name="_5f_code"><text:s/></text:p>
      <text:p text:style-name="_5f_code">let RedisStore = require('connect-redis')(session)</text:p>
      <text:p text:style-name="_5f_code">let redisClient = redis.createClient()</text:p>
      <text:p text:style-name="_5f_code"><text:s/></text:p>
      <text:p text:style-name="_5f_code">app.use(</text:p>
      <text:p text:style-name="_5f_code"><text:s text:c="2"/>session({</text:p>
      <text:p text:style-name="_5f_code"><text:s text:c="4"/>store: new RedisStore({ client: redisClient }),</text:p>
      <text:p text:style-name="_5f_code"><text:s text:c="4"/>secret: 'keyboard cat',</text:p>
      <text:p text:style-name="_5f_code"><text:s text:c="4"/>resave: false,</text:p>
      <text:p text:style-name="_5f_code"><text:s text:c="2"/>})</text:p>
      <text:p text:style-name="_5f_code">)</text:p>
      <text:p text:style-name="P6">работает</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officeooo:rsid="00409ea1"/>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1" fo:font-family="'Calibri Light'" style:font-style-name="Обычный" style:font-family-generic="swiss" style:font-pitch="variable" fo:font-size="10pt" fo:language="none" fo:country="none" fo:font-weight="250"/>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paragraph-properties fo:margin-left="1cm" fo:margin-right="0cm" fo:margin-top="0.101cm" fo:margin-bottom="0cm" style:contextual-spacing="false" fo:text-align="start" style:justify-single-word="false" fo:text-indent="0cm" style:auto-text-indent="false"/>
      <style:text-properties fo:font-size="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09</meta:editing-cycles>
    <meta:print-date>1970-01-01T03:00:00</meta:print-date>
    <meta:creation-date>2019-07-03T13:26:00</meta:creation-date>
    <dc:date>2020-11-03T23:08:11.768000000</dc:date>
    <meta:editing-duration>P6DT8H16M58S</meta:editing-duration>
    <meta:generator>LibreOffice/7.0.2.2$Windows_X86_64 LibreOffice_project/8349ace3c3162073abd90d81fd06dcfb6b36b994</meta:generator>
    <meta:document-statistic meta:table-count="0" meta:image-count="0" meta:object-count="0" meta:page-count="6" meta:paragraph-count="223" meta:word-count="2010" meta:character-count="15487" meta:non-whitespace-character-count="13515"/>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